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1.2425in"/>
    </style:style>
    <style:style style:name="co3" style:family="table-column">
      <style:table-column-properties fo:break-before="auto" style:column-width="3.2134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2.2102in"/>
    </style:style>
    <style:style style:name="co6" style:family="table-column">
      <style:table-column-properties fo:break-before="auto" style:column-width="1.09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nakeTank 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6,R7,R11,R10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10,C4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4,C3,C11,C13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T1,BOOT1</text:p>
          </table:table-cell>
          <table:table-cell office:value-type="string" calcext:value-type="string">
            <text:p>SW_SPST_PTS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TVS_ESD321DP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D321DPY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3,R15,R12,R14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SOP-20_3.9x8.7mm_P0.6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1X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PTV09A-1_Single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otentiometer_U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1x1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TP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2,C2,C1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9,R8,R3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_PU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P_PU_TP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5-3.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,GND</text:p>
          </table:table-cell>
          <table:table-cell office:value-type="string" calcext:value-type="string">
            <text:p>TestPoint_Keystone_5019_Min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_T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-23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050QLT1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5V_T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6,R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XCVR_ESP32-S3-WROOM-1-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-N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MPHENOL_RJE88188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BEADC0603X3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Bea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C_Receptacle_JAE_DX07S016JA1R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6P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WC16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1602A</text:p>
          </table:table-cell>
          <table:table-cell/>
        </table:table-row>
      </table:table>
      <table:table table:name="External" table:style-name="ta1">
        <table:table-column table:style-name="co7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/>
          <table:table-cell office:value-type="string" calcext:value-type="string">
            <text:p>esp32 camera</text:p>
          </table:table-cell>
        </table:table-row>
        <table:table-row table:style-name="ro1">
          <table:table-cell/>
          <table:table-cell office:value-type="string" calcext:value-type="string">
            <text:p>ethernet cable</text:p>
          </table:table-cell>
        </table:table-row>
        <table:table-row table:style-name="ro1">
          <table:table-cell/>
          <table:table-cell office:value-type="string" calcext:value-type="string">
            <text:p>DHT11 sensor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8:13:59.265000000</meta:creation-date>
    <dc:date>2024-11-24T18:14:58.984000000</dc:date>
    <meta:editing-duration>PT1M</meta:editing-duration>
    <meta:editing-cycles>1</meta:editing-cycles>
    <meta:document-statistic meta:table-count="2" meta:cell-count="155" meta:object-count="0"/>
    <meta:generator>LibreOffice/24.2.2.2$Windows_X86_64 LibreOffice_project/d56cc158d8a96260b836f100ef4b4ef25d6f1a01</meta:generator>
  </office:meta>
</office:document-meta>
</file>